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295cm"/>
    </style:style>
    <style:style style:name="co4" style:family="table-column">
      <style:table-column-properties fo:break-before="auto" style:column-width="2.764cm"/>
    </style:style>
    <style:style style:name="co5" style:family="table-column">
      <style:table-column-properties fo:break-before="auto" style:column-width="3.741cm"/>
    </style:style>
    <style:style style:name="co6" style:family="table-column">
      <style:table-column-properties fo:break-before="auto" style:column-width="4.678cm"/>
    </style:style>
    <style:style style:name="ro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2">
      <style:text-properties fo:font-size="14pt" style:font-size-asian="14pt" style:font-size-complex="14pt"/>
    </style:style>
    <style:style style:name="ce5" style:family="table-cell" style:parent-style-name="Default" style:data-style-name="N1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Steps</text:p>
          </table:table-cell>
          <table:table-cell office:value-type="float" office:value="200">
            <text:p>200</text:p>
          </table:table-cell>
          <table:table-cell office:value-type="string">
            <text:p>steps/tot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>
            <text:p>Half Step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150 * 200</text:p>
          </table:table-cell>
          <table:table-cell table:formula="of:=150*200" office:value-type="float" office:value="30000">
            <text:p>30000</text:p>
          </table:table-cell>
          <table:table-cell office:value-type="string">
            <text:p>steps/min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(150 * 200)/60</text:p>
          </table:table-cell>
          <table:table-cell table:formula="of:=(150*200)/60" office:value-type="float" office:value="500">
            <text:p>500</text:p>
          </table:table-cell>
          <table:table-cell office:value-type="string">
            <text:p>steps/sec</text:p>
          </table:table-cell>
          <table:table-cell office:value-type="string">
            <text:p>Hz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>
            <text:p>RPM</text:p>
          </table:table-cell>
          <table:table-cell table:number-columns-repeated="2"/>
          <table:table-cell table:style-name="ce3" office:value-type="string">
            <text:p>F, Hz</text:p>
          </table:table-cell>
          <table:table-cell table:style-name="ce3" office:value-type="string">
            <text:p>OCR</text:p>
          </table:table-cell>
          <table:table-cell table:style-name="ce2" office:value-type="string">
            <text:p>OCR_Calc</text:p>
          </table:table-cell>
          <table:table-cell table:style-name="ce3" office:value-type="string">
            <text:p>10aps per... (sec)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4" table:formula="of:=([.E22]*[.E10])/60" office:value-type="float" office:value="3.33333333333333">
            <text:p>3,33</text:p>
          </table:table-cell>
          <table:table-cell office:value-type="float" office:value="38200">
            <text:p>38200</text:p>
          </table:table-cell>
          <table:table-cell table:style-name="ce5" table:formula="of:=8000000/(64*[.H22])" office:value-type="float" office:value="37500">
            <text:p>3750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4" table:formula="of:=([.E23]*[.E10])/60" office:value-type="float" office:value="6.66666666666667">
            <text:p>6,67</text:p>
          </table:table-cell>
          <table:table-cell office:value-type="float" office:value="19100">
            <text:p>19100</text:p>
          </table:table-cell>
          <table:table-cell table:style-name="ce5" table:formula="of:=8000000/(64*[.H23])" office:value-type="float" office:value="18750">
            <text:p>1875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4" table:formula="of:=([.E24]*[.E10])/60" office:value-type="float" office:value="10">
            <text:p>10,00</text:p>
          </table:table-cell>
          <table:table-cell office:value-type="float" office:value="12740">
            <text:p>12740</text:p>
          </table:table-cell>
          <table:table-cell table:style-name="ce5" table:formula="of:=8000000/(64*[.H24])" office:value-type="float" office:value="12500">
            <text:p>12500</text:p>
          </table:table-cell>
          <table:table-cell table:number-columns-repeated="1014"/>
        </table:table-row>
        <table:table-row table:style-name="ro1">
          <table:table-cell table:number-columns-repeated="4"/>
          <table:table-cell/>
          <table:table-cell table:number-columns-repeated="2"/>
          <table:table-cell table:style-name="ce4" table:formula="of:=([.E25]*[.E10])/60" office:value-type="float" office:value="0">
            <text:p>0,00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table:style-name="ce4" table:formula="of:=([.E26]*[.E10])/60" office:value-type="float" office:value="33.3333333333333">
            <text:p>33,33</text:p>
          </table:table-cell>
          <table:table-cell office:value-type="float" office:value="3800">
            <text:p>3800</text:p>
          </table:table-cell>
          <table:table-cell table:style-name="ce5" table:formula="of:=8000000/(64*[.H26])" office:value-type="float" office:value="3750">
            <text:p>375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table:style-name="ce4" table:formula="of:=([.E27]*[.E10])/60" office:value-type="float" office:value="66.6666666666667">
            <text:p>66,67</text:p>
          </table:table-cell>
          <table:table-cell office:value-type="float" office:value="1880">
            <text:p>1880</text:p>
          </table:table-cell>
          <table:table-cell table:style-name="ce5" table:formula="of:=8000000/(64*[.H27])" office:value-type="float" office:value="1875">
            <text:p>187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number-columns-repeated="2"/>
          <table:table-cell table:style-name="ce4" table:formula="of:=([.E28]*[.E10])/60" office:value-type="float" office:value="100">
            <text:p>100,00</text:p>
          </table:table-cell>
          <table:table-cell office:value-type="float" office:value="1270">
            <text:p>1270</text:p>
          </table:table-cell>
          <table:table-cell table:style-name="ce5" table:formula="of:=8000000/(64*[.H28])" office:value-type="float" office:value="1250">
            <text:p>125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table:number-columns-repeated="2"/>
          <table:table-cell table:style-name="ce4" table:formula="of:=([.E29]*[.E10])/60" office:value-type="float" office:value="133.333333333333">
            <text:p>133,33</text:p>
          </table:table-cell>
          <table:table-cell office:value-type="float" office:value="960">
            <text:p>960</text:p>
          </table:table-cell>
          <table:table-cell table:style-name="ce5" table:formula="of:=8000000/(64*[.H29])" office:value-type="float" office:value="937.5">
            <text:p>93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table:style-name="ce4" table:formula="of:=([.E30]*[.E10])/60" office:value-type="float" office:value="166.666666666667">
            <text:p>166,67</text:p>
          </table:table-cell>
          <table:table-cell office:value-type="float" office:value="760">
            <text:p>760</text:p>
          </table:table-cell>
          <table:table-cell table:style-name="ce5" table:formula="of:=8000000/(64*[.H30])" office:value-type="float" office:value="750">
            <text:p>75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number-columns-repeated="2"/>
          <table:table-cell table:style-name="ce4" table:formula="of:=([.E31]*[.E10])/60" office:value-type="float" office:value="200">
            <text:p>200,00</text:p>
          </table:table-cell>
          <table:table-cell office:value-type="float" office:value="636">
            <text:p>636</text:p>
          </table:table-cell>
          <table:table-cell table:style-name="ce5" table:formula="of:=8000000/(64*[.H31])" office:value-type="float" office:value="625">
            <text:p>62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table:number-columns-repeated="2"/>
          <table:table-cell table:style-name="ce4" table:formula="of:=([.E32]*[.E10])/60" office:value-type="float" office:value="233.333333333333">
            <text:p>233,33</text:p>
          </table:table-cell>
          <table:table-cell office:value-type="float" office:value="544">
            <text:p>544</text:p>
          </table:table-cell>
          <table:table-cell table:style-name="ce5" table:formula="of:=8000000/(64*[.H32])" office:value-type="float" office:value="535.714285714286">
            <text:p>53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table:number-columns-repeated="2"/>
          <table:table-cell table:style-name="ce4" table:formula="of:=([.E33]*[.E10])/60" office:value-type="float" office:value="266.666666666667">
            <text:p>266,67</text:p>
          </table:table-cell>
          <table:table-cell office:value-type="float" office:value="474">
            <text:p>474</text:p>
          </table:table-cell>
          <table:table-cell table:style-name="ce5" table:formula="of:=8000000/(64*[.H33])" office:value-type="float" office:value="468.75">
            <text:p>46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table:number-columns-repeated="2"/>
          <table:table-cell table:style-name="ce4" table:formula="of:=([.E34]*[.E10])/60" office:value-type="float" office:value="300">
            <text:p>300,00</text:p>
          </table:table-cell>
          <table:table-cell office:value-type="float" office:value="422">
            <text:p>422</text:p>
          </table:table-cell>
          <table:table-cell table:style-name="ce5" table:formula="of:=8000000/(64*[.H34])" office:value-type="float" office:value="416.666666666667">
            <text:p>41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table:number-columns-repeated="2"/>
          <table:table-cell table:style-name="ce4" table:formula="of:=([.E35]*[.E10])/60" office:value-type="float" office:value="333.333333333333">
            <text:p>333,33</text:p>
          </table:table-cell>
          <table:table-cell office:value-type="float" office:value="380">
            <text:p>380</text:p>
          </table:table-cell>
          <table:table-cell table:style-name="ce5" table:formula="of:=8000000/(64*[.H35])" office:value-type="float" office:value="375">
            <text:p>375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table:number-columns-repeated="2"/>
          <table:table-cell table:style-name="ce4" table:formula="of:=([.E36]*[.E10])/60" office:value-type="float" office:value="366.666666666667">
            <text:p>366,67</text:p>
          </table:table-cell>
          <table:table-cell office:value-type="float" office:value="348">
            <text:p>348</text:p>
          </table:table-cell>
          <table:table-cell table:style-name="ce5" table:formula="of:=8000000/(64*[.H36])" office:value-type="float" office:value="340.909090909091">
            <text:p>34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number-columns-repeated="2"/>
          <table:table-cell table:style-name="ce4" table:formula="of:=([.E37]*[.E10])/60" office:value-type="float" office:value="400">
            <text:p>400,00</text:p>
          </table:table-cell>
          <table:table-cell office:value-type="float" office:value="316">
            <text:p>316</text:p>
          </table:table-cell>
          <table:table-cell table:style-name="ce5" table:formula="of:=8000000/(64*[.H37])" office:value-type="float" office:value="312.5">
            <text:p>313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table:number-columns-repeated="2"/>
          <table:table-cell table:style-name="ce4" table:formula="of:=([.E38]*[.E10])/60" office:value-type="float" office:value="433.333333333333">
            <text:p>433,33</text:p>
          </table:table-cell>
          <table:table-cell office:value-type="float" office:value="292">
            <text:p>292</text:p>
          </table:table-cell>
          <table:table-cell table:style-name="ce5" table:formula="of:=8000000/(64*[.H38])" office:value-type="float" office:value="288.461538461538">
            <text:p>28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table:number-columns-repeated="2"/>
          <table:table-cell table:style-name="ce4" table:formula="of:=([.E39]*[.E10])/60" office:value-type="float" office:value="466.666666666667">
            <text:p>466,67</text:p>
          </table:table-cell>
          <table:table-cell office:value-type="float" office:value="270">
            <text:p>270</text:p>
          </table:table-cell>
          <table:table-cell table:style-name="ce5" table:formula="of:=8000000/(64*[.H39])" office:value-type="float" office:value="267.857142857143">
            <text:p>26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table:number-columns-repeated="2"/>
          <table:table-cell table:style-name="ce4" table:formula="of:=([.E40]*[.E10])/60" office:value-type="float" office:value="500">
            <text:p>500,00</text:p>
          </table:table-cell>
          <table:table-cell office:value-type="float" office:value="253">
            <text:p>253</text:p>
          </table:table-cell>
          <table:table-cell table:style-name="ce5" table:formula="of:=8000000/(64*[.H40])" office:value-type="float" office:value="250">
            <text:p>25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table:number-columns-repeated="2"/>
          <table:table-cell table:style-name="ce4" table:formula="of:=([.E41]*[.E10])/60" office:value-type="float" office:value="533.333333333333">
            <text:p>533,33</text:p>
          </table:table-cell>
          <table:table-cell office:value-type="float" office:value="235">
            <text:p>235</text:p>
          </table:table-cell>
          <table:table-cell table:style-name="ce5" table:formula="of:=8000000/(64*[.H41])" office:value-type="float" office:value="234.375">
            <text:p>23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table:number-columns-repeated="2"/>
          <table:table-cell table:style-name="ce4" table:formula="of:=([.E42]*[.E10])/60" office:value-type="float" office:value="566.666666666667">
            <text:p>566,67</text:p>
          </table:table-cell>
          <table:table-cell office:value-type="float" office:value="222">
            <text:p>222</text:p>
          </table:table-cell>
          <table:table-cell table:style-name="ce5" table:formula="of:=8000000/(64*[.H42])" office:value-type="float" office:value="220.588235294118">
            <text:p>22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table:number-columns-repeated="2"/>
          <table:table-cell table:style-name="ce4" table:formula="of:=([.E43]*[.E10])/60" office:value-type="float" office:value="600">
            <text:p>600,00</text:p>
          </table:table-cell>
          <table:table-cell office:value-type="float" office:value="211">
            <text:p>211</text:p>
          </table:table-cell>
          <table:table-cell table:style-name="ce5" table:formula="of:=8000000/(64*[.H43])" office:value-type="float" office:value="208.333333333333">
            <text:p>20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table:number-columns-repeated="2"/>
          <table:table-cell table:style-name="ce4" table:formula="of:=([.E44]*[.E10])/60" office:value-type="float" office:value="633.333333333333">
            <text:p>633,33</text:p>
          </table:table-cell>
          <table:table-cell office:value-type="float" office:value="200">
            <text:p>200</text:p>
          </table:table-cell>
          <table:table-cell table:style-name="ce5" table:formula="of:=8000000/(64*[.H44])" office:value-type="float" office:value="197.368421052632">
            <text:p>19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table:number-columns-repeated="2"/>
          <table:table-cell table:style-name="ce4" table:formula="of:=([.E45]*[.E10])/60" office:value-type="float" office:value="666.666666666667">
            <text:p>666,67</text:p>
          </table:table-cell>
          <table:table-cell office:value-type="float" office:value="190">
            <text:p>190</text:p>
          </table:table-cell>
          <table:table-cell table:style-name="ce5" table:formula="of:=8000000/(64*[.H45])" office:value-type="float" office:value="187.5">
            <text:p>188</text:p>
          </table:table-cell>
          <table:table-cell table:number-columns-repeated="1014"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9.01.2017</text:date>, <text:time>12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20:56:02.116000000</meta:creation-date>
    <dc:date>2017-01-09T12:56:24.14</dc:date>
    <meta:editing-duration>PT4H45M52S</meta:editing-duration>
    <meta:editing-cycles>5</meta:editing-cycles>
    <meta:generator>OpenOffice/4.1.1$Win32 OpenOffice.org_project/411m6$Build-9775</meta:generator>
    <meta:document-statistic meta:table-count="1" meta:cell-count="112" meta:object-count="0"/>
  </office:meta>
</office:document-meta>
</file>